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1af8" officeooo:paragraph-rsid="000d1af8" style:font-weight-asian="bold" style:font-weight-complex="bold"/>
    </style:style>
    <style:style style:name="P2" style:family="paragraph" style:parent-style-name="Standard">
      <style:text-properties fo:font-weight="bold" officeooo:rsid="000e0001" officeooo:paragraph-rsid="000e0001" style:font-weight-asian="bold" style:font-weight-complex="bold"/>
    </style:style>
    <style:style style:name="P3" style:family="paragraph" style:parent-style-name="Standard">
      <style:text-properties fo:font-weight="bold" officeooo:rsid="000f2a2d" officeooo:paragraph-rsid="000f2a2d" style:font-weight-asian="bold" style:font-weight-complex="bold"/>
    </style:style>
    <style:style style:name="P4" style:family="paragraph" style:parent-style-name="Standard">
      <style:text-properties fo:font-weight="bold" officeooo:rsid="00112e96" officeooo:paragraph-rsid="00112e96" style:font-weight-asian="bold" style:font-weight-complex="bold"/>
    </style:style>
    <style:style style:name="P5" style:family="paragraph" style:parent-style-name="Standard">
      <style:text-properties fo:font-weight="bold" officeooo:rsid="00121587" officeooo:paragraph-rsid="00121587" style:font-weight-asian="bold" style:font-weight-complex="bold"/>
    </style:style>
    <style:style style:name="P6" style:family="paragraph" style:parent-style-name="Standard">
      <style:text-properties fo:font-weight="bold" officeooo:rsid="00137f72" officeooo:paragraph-rsid="00137f72" style:font-weight-asian="bold" style:font-weight-complex="bold"/>
    </style:style>
    <style:style style:name="P7" style:family="paragraph" style:parent-style-name="Standard">
      <style:text-properties fo:font-weight="bold" officeooo:rsid="0014efb0" officeooo:paragraph-rsid="0014efb0" style:font-weight-asian="bold" style:font-weight-complex="bold"/>
    </style:style>
    <style:style style:name="P8" style:family="paragraph" style:parent-style-name="Standard">
      <style:text-properties fo:font-weight="bold" officeooo:rsid="00173adf" officeooo:paragraph-rsid="00173adf" style:font-weight-asian="bold" style:font-weight-complex="bold"/>
    </style:style>
    <style:style style:name="P9" style:family="paragraph" style:parent-style-name="Standard">
      <style:text-properties fo:font-weight="bold" officeooo:rsid="00187305" officeooo:paragraph-rsid="00187305" style:font-weight-asian="bold" style:font-weight-complex="bold"/>
    </style:style>
    <style:style style:name="P10" style:family="paragraph" style:parent-style-name="Standard">
      <style:text-properties fo:font-weight="bold" officeooo:rsid="0018fe0e" officeooo:paragraph-rsid="0018fe0e" style:font-weight-asian="bold" style:font-weight-complex="bold"/>
    </style:style>
    <style:style style:name="P11" style:family="paragraph" style:parent-style-name="Standard">
      <style:text-properties fo:font-weight="bold" officeooo:rsid="001c288b" officeooo:paragraph-rsid="001c288b" style:font-weight-asian="bold" style:font-weight-complex="bold"/>
    </style:style>
    <style:style style:name="P12" style:family="paragraph" style:parent-style-name="Standard">
      <style:text-properties fo:font-weight="normal" officeooo:rsid="000d1af8" officeooo:paragraph-rsid="000d1af8" style:font-weight-asian="normal" style:font-weight-complex="normal"/>
    </style:style>
    <style:style style:name="P13" style:family="paragraph" style:parent-style-name="Standard">
      <style:text-properties fo:font-weight="normal" officeooo:rsid="000d1af8" officeooo:paragraph-rsid="000e0001" style:font-weight-asian="normal" style:font-weight-complex="normal"/>
    </style:style>
    <style:style style:name="P14" style:family="paragraph" style:parent-style-name="Standard">
      <style:text-properties fo:font-weight="normal" officeooo:rsid="000d1af8" officeooo:paragraph-rsid="000f2a2d" style:font-weight-asian="normal" style:font-weight-complex="normal"/>
    </style:style>
    <style:style style:name="P15" style:family="paragraph" style:parent-style-name="Standard">
      <style:text-properties fo:font-weight="normal" officeooo:rsid="000e0001" officeooo:paragraph-rsid="000e0001" style:font-weight-asian="normal" style:font-weight-complex="normal"/>
    </style:style>
    <style:style style:name="P16" style:family="paragraph" style:parent-style-name="Standard">
      <style:text-properties fo:font-weight="normal" officeooo:rsid="000f2a2d" officeooo:paragraph-rsid="000f2a2d" style:font-weight-asian="normal" style:font-weight-complex="normal"/>
    </style:style>
    <style:style style:name="P17" style:family="paragraph" style:parent-style-name="Standard">
      <style:text-properties fo:font-weight="normal" officeooo:rsid="00105292" officeooo:paragraph-rsid="00105292" style:font-weight-asian="normal" style:font-weight-complex="normal"/>
    </style:style>
    <style:style style:name="P18" style:family="paragraph" style:parent-style-name="Standard">
      <style:text-properties fo:font-weight="normal" officeooo:rsid="00112e96" officeooo:paragraph-rsid="00112e96" style:font-weight-asian="normal" style:font-weight-complex="normal"/>
    </style:style>
    <style:style style:name="P19" style:family="paragraph" style:parent-style-name="Standard">
      <style:text-properties fo:font-weight="normal" officeooo:rsid="00112e96" officeooo:paragraph-rsid="001f7b8e" style:font-weight-asian="normal" style:font-weight-complex="normal"/>
    </style:style>
    <style:style style:name="P20" style:family="paragraph" style:parent-style-name="Standard">
      <style:text-properties fo:font-weight="normal" officeooo:rsid="00112e96" officeooo:paragraph-rsid="002040f1" style:font-weight-asian="normal" style:font-weight-complex="normal"/>
    </style:style>
    <style:style style:name="P21" style:family="paragraph" style:parent-style-name="Standard">
      <style:text-properties fo:font-weight="normal" officeooo:rsid="00121587" officeooo:paragraph-rsid="00121587" style:font-weight-asian="normal" style:font-weight-complex="normal"/>
    </style:style>
    <style:style style:name="P22" style:family="paragraph" style:parent-style-name="Standard">
      <style:text-properties fo:font-weight="normal" officeooo:rsid="00124a4f" officeooo:paragraph-rsid="00124a4f" style:font-weight-asian="normal" style:font-weight-complex="normal"/>
    </style:style>
    <style:style style:name="P23" style:family="paragraph" style:parent-style-name="Standard">
      <style:text-properties fo:font-weight="normal" officeooo:rsid="00124a4f" officeooo:paragraph-rsid="00137f72" style:font-weight-asian="normal" style:font-weight-complex="normal"/>
    </style:style>
    <style:style style:name="P24" style:family="paragraph" style:parent-style-name="Standard">
      <style:text-properties fo:font-weight="normal" officeooo:rsid="00137f72" officeooo:paragraph-rsid="00137f72" style:font-weight-asian="normal" style:font-weight-complex="normal"/>
    </style:style>
    <style:style style:name="P25" style:family="paragraph" style:parent-style-name="Standard">
      <style:text-properties fo:font-weight="normal" officeooo:rsid="0014efb0" officeooo:paragraph-rsid="0014efb0" style:font-weight-asian="normal" style:font-weight-complex="normal"/>
    </style:style>
    <style:style style:name="P26" style:family="paragraph" style:parent-style-name="Standard">
      <style:text-properties fo:font-weight="normal" officeooo:rsid="0016c31e" officeooo:paragraph-rsid="0016c31e" style:font-weight-asian="normal" style:font-weight-complex="normal"/>
    </style:style>
    <style:style style:name="P27" style:family="paragraph" style:parent-style-name="Standard">
      <style:text-properties fo:font-weight="normal" officeooo:rsid="00173adf" officeooo:paragraph-rsid="00173adf" style:font-weight-asian="normal" style:font-weight-complex="normal"/>
    </style:style>
    <style:style style:name="P28" style:family="paragraph" style:parent-style-name="Standard">
      <style:text-properties fo:font-weight="normal" officeooo:rsid="00187305" officeooo:paragraph-rsid="00187305" style:font-weight-asian="normal" style:font-weight-complex="normal"/>
    </style:style>
    <style:style style:name="P29" style:family="paragraph" style:parent-style-name="Standard">
      <style:text-properties fo:font-weight="normal" officeooo:rsid="00187305" officeooo:paragraph-rsid="001a539d" style:font-weight-asian="normal" style:font-weight-complex="normal"/>
    </style:style>
    <style:style style:name="P30" style:family="paragraph" style:parent-style-name="Standard">
      <style:text-properties fo:font-weight="normal" officeooo:rsid="0018fe0e" officeooo:paragraph-rsid="0018fe0e" style:font-weight-asian="normal" style:font-weight-complex="normal"/>
    </style:style>
    <style:style style:name="P31" style:family="paragraph" style:parent-style-name="Standard">
      <style:text-properties fo:font-weight="normal" officeooo:rsid="001a539d" officeooo:paragraph-rsid="001a539d" style:font-weight-asian="normal" style:font-weight-complex="normal"/>
    </style:style>
    <style:style style:name="P32" style:family="paragraph" style:parent-style-name="Standard">
      <style:text-properties fo:font-weight="normal" officeooo:rsid="001a539d" officeooo:paragraph-rsid="001bb182" style:font-weight-asian="normal" style:font-weight-complex="normal"/>
    </style:style>
    <style:style style:name="P33" style:family="paragraph" style:parent-style-name="Standard">
      <style:text-properties fo:font-weight="normal" officeooo:rsid="001bb182" officeooo:paragraph-rsid="001bb182" style:font-weight-asian="normal" style:font-weight-complex="normal"/>
    </style:style>
    <style:style style:name="P34" style:family="paragraph" style:parent-style-name="Standard">
      <style:text-properties fo:font-weight="normal" officeooo:rsid="001c288b" officeooo:paragraph-rsid="001c288b" style:font-weight-asian="normal" style:font-weight-complex="normal"/>
    </style:style>
    <style:style style:name="P35" style:family="paragraph" style:parent-style-name="Standard">
      <style:text-properties fo:font-weight="normal" officeooo:rsid="001c288b" officeooo:paragraph-rsid="001e10f4" style:font-weight-asian="normal" style:font-weight-complex="normal"/>
    </style:style>
    <style:style style:name="P36" style:family="paragraph" style:parent-style-name="Standard">
      <style:text-properties fo:font-weight="normal" officeooo:rsid="001c288b" officeooo:paragraph-rsid="001f7b8e" style:font-weight-asian="normal" style:font-weight-complex="normal"/>
    </style:style>
    <style:style style:name="P37" style:family="paragraph" style:parent-style-name="Standard">
      <style:text-properties fo:font-weight="normal" officeooo:rsid="001f7b8e" officeooo:paragraph-rsid="001f7b8e" style:font-weight-asian="normal" style:font-weight-complex="normal"/>
    </style:style>
    <style:style style:name="P38" style:family="paragraph" style:parent-style-name="Standard">
      <style:text-properties fo:font-weight="normal" officeooo:rsid="002040f1" officeooo:paragraph-rsid="002040f1" style:font-weight-asian="normal" style:font-weight-complex="normal"/>
    </style:style>
    <style:style style:name="P39" style:family="paragraph" style:parent-style-name="Standard">
      <style:text-properties fo:font-weight="normal" officeooo:rsid="00215fee" officeooo:paragraph-rsid="00215fee" style:font-weight-asian="normal" style:font-weight-complex="normal"/>
    </style:style>
    <style:style style:name="P40" style:family="paragraph" style:parent-style-name="Standard">
      <style:text-properties fo:font-weight="normal" officeooo:rsid="000d1af8" officeooo:paragraph-rsid="0022b903" style:font-weight-asian="normal" style:font-weight-complex="normal"/>
    </style:style>
    <style:style style:name="P41" style:family="paragraph" style:parent-style-name="Standard">
      <style:text-properties fo:font-weight="normal" officeooo:rsid="000d1af8" officeooo:paragraph-rsid="00258c41" style:font-weight-asian="normal" style:font-weight-complex="normal"/>
    </style:style>
    <style:style style:name="P42" style:family="paragraph" style:parent-style-name="Standard">
      <style:text-properties fo:font-weight="normal" officeooo:rsid="000d1af8" officeooo:paragraph-rsid="0026df86" style:font-weight-asian="normal" style:font-weight-complex="normal"/>
    </style:style>
    <style:style style:name="P43" style:family="paragraph" style:parent-style-name="Standard">
      <style:text-properties fo:font-weight="normal" officeooo:rsid="000d1af8" officeooo:paragraph-rsid="0029bf27" style:font-weight-asian="normal" style:font-weight-complex="normal"/>
    </style:style>
    <style:style style:name="P44" style:family="paragraph" style:parent-style-name="Standard">
      <style:text-properties fo:font-weight="normal" officeooo:rsid="000f2a2d" officeooo:paragraph-rsid="0027c4cf" style:font-weight-asian="normal" style:font-weight-complex="normal"/>
    </style:style>
    <style:style style:name="P45" style:family="paragraph" style:parent-style-name="Standard">
      <style:text-properties fo:font-weight="normal" officeooo:rsid="000f2a2d" officeooo:paragraph-rsid="002b3b00" style:font-weight-asian="normal" style:font-weight-complex="normal"/>
    </style:style>
    <style:style style:name="P46" style:family="paragraph" style:parent-style-name="Standard">
      <style:text-properties fo:font-weight="normal" officeooo:rsid="00112e96" officeooo:paragraph-rsid="002a241e" style:font-weight-asian="normal" style:font-weight-complex="normal"/>
    </style:style>
    <style:style style:name="P47" style:family="paragraph" style:parent-style-name="Standard">
      <style:text-properties fo:font-weight="normal" officeooo:rsid="00112e96" officeooo:paragraph-rsid="002b3b00" style:font-weight-asian="normal" style:font-weight-complex="normal"/>
    </style:style>
    <style:style style:name="P48" style:family="paragraph" style:parent-style-name="Standard">
      <style:text-properties fo:font-weight="normal" officeooo:rsid="002cf4b7" officeooo:paragraph-rsid="002cf4b7" style:font-weight-asian="normal" style:font-weight-complex="normal"/>
    </style:style>
    <style:style style:name="P49" style:family="paragraph" style:parent-style-name="Standard">
      <style:text-properties fo:font-weight="normal" officeooo:rsid="00124a4f" officeooo:paragraph-rsid="002e7f49" style:font-weight-asian="normal" style:font-weight-complex="normal"/>
    </style:style>
    <style:style style:name="P50" style:family="paragraph" style:parent-style-name="Standard">
      <style:text-properties fo:font-weight="normal" officeooo:rsid="00124a4f" officeooo:paragraph-rsid="003402f7" style:font-weight-asian="normal" style:font-weight-complex="normal"/>
    </style:style>
    <style:style style:name="P51" style:family="paragraph" style:parent-style-name="Standard">
      <style:text-properties fo:font-weight="normal" officeooo:rsid="00124a4f" officeooo:paragraph-rsid="0042c0f7" style:font-weight-asian="normal" style:font-weight-complex="normal"/>
    </style:style>
    <style:style style:name="P52" style:family="paragraph" style:parent-style-name="Standard">
      <style:text-properties fo:font-weight="normal" officeooo:rsid="00124a4f" officeooo:paragraph-rsid="0048e7ea" style:font-weight-asian="normal" style:font-weight-complex="normal"/>
    </style:style>
    <style:style style:name="P53" style:family="paragraph" style:parent-style-name="Standard">
      <style:text-properties fo:font-weight="normal" officeooo:rsid="00124a4f" officeooo:paragraph-rsid="005157a4" style:font-weight-asian="normal" style:font-weight-complex="normal"/>
    </style:style>
    <style:style style:name="P54" style:family="paragraph" style:parent-style-name="Standard">
      <style:text-properties fo:font-weight="normal" officeooo:rsid="00124a4f" officeooo:paragraph-rsid="005dd4c5" style:font-weight-asian="normal" style:font-weight-complex="normal"/>
    </style:style>
    <style:style style:name="P55" style:family="paragraph" style:parent-style-name="Standard">
      <style:text-properties fo:font-weight="normal" officeooo:rsid="00304368" officeooo:paragraph-rsid="00304368" style:font-weight-asian="normal" style:font-weight-complex="normal"/>
    </style:style>
    <style:style style:name="P56" style:family="paragraph" style:parent-style-name="Standard">
      <style:text-properties fo:font-weight="normal" officeooo:rsid="00370e88" officeooo:paragraph-rsid="00370e88" style:font-weight-asian="normal" style:font-weight-complex="normal"/>
    </style:style>
    <style:style style:name="P57" style:family="paragraph" style:parent-style-name="Standard">
      <style:text-properties fo:font-weight="normal" officeooo:rsid="00137f72" officeooo:paragraph-rsid="00370e88" style:font-weight-asian="normal" style:font-weight-complex="normal"/>
    </style:style>
    <style:style style:name="P58" style:family="paragraph" style:parent-style-name="Standard">
      <style:text-properties fo:font-weight="normal" officeooo:rsid="00137f72" officeooo:paragraph-rsid="00397bb6" style:font-weight-asian="normal" style:font-weight-complex="normal"/>
    </style:style>
    <style:style style:name="P59" style:family="paragraph" style:parent-style-name="Standard">
      <style:text-properties fo:font-weight="normal" officeooo:rsid="00137f72" officeooo:paragraph-rsid="003a76c4" style:font-weight-asian="normal" style:font-weight-complex="normal"/>
    </style:style>
    <style:style style:name="P60" style:family="paragraph" style:parent-style-name="Standard">
      <style:text-properties fo:font-weight="normal" officeooo:rsid="00137f72" officeooo:paragraph-rsid="003e672e" style:font-weight-asian="normal" style:font-weight-complex="normal"/>
    </style:style>
    <style:style style:name="P61" style:family="paragraph" style:parent-style-name="Standard">
      <style:text-properties fo:font-weight="normal" officeooo:rsid="00137f72" officeooo:paragraph-rsid="00137f72" style:font-weight-asian="normal" style:font-weight-complex="normal"/>
    </style:style>
    <style:style style:name="P62" style:family="paragraph" style:parent-style-name="Standard">
      <style:text-properties fo:font-weight="normal" officeooo:rsid="003a76c4" officeooo:paragraph-rsid="003a76c4" style:font-weight-asian="normal" style:font-weight-complex="normal"/>
    </style:style>
    <style:style style:name="P63" style:family="paragraph" style:parent-style-name="Standard">
      <style:text-properties fo:font-weight="normal" officeooo:rsid="003e9b79" officeooo:paragraph-rsid="003e9b79" style:font-weight-asian="normal" style:font-weight-complex="normal"/>
    </style:style>
    <style:style style:name="P64" style:family="paragraph" style:parent-style-name="Standard">
      <style:text-properties fo:font-weight="normal" officeooo:rsid="0014efb0" officeooo:paragraph-rsid="0014efb0" style:font-weight-asian="normal" style:font-weight-complex="normal"/>
    </style:style>
    <style:style style:name="P65" style:family="paragraph" style:parent-style-name="Standard">
      <style:text-properties fo:font-weight="normal" officeooo:rsid="00173adf" officeooo:paragraph-rsid="0045f0ba" style:font-weight-asian="normal" style:font-weight-complex="normal"/>
    </style:style>
    <style:style style:name="P66" style:family="paragraph" style:parent-style-name="Standard">
      <style:text-properties fo:font-weight="normal" officeooo:rsid="00173adf" officeooo:paragraph-rsid="0046f9b8" style:font-weight-asian="normal" style:font-weight-complex="normal"/>
    </style:style>
    <style:style style:name="P67" style:family="paragraph" style:parent-style-name="Standard">
      <style:text-properties fo:font-weight="normal" officeooo:rsid="00173adf" officeooo:paragraph-rsid="004a5df3" style:font-weight-asian="normal" style:font-weight-complex="normal"/>
    </style:style>
    <style:style style:name="P68" style:family="paragraph" style:parent-style-name="Standard">
      <style:text-properties fo:font-weight="normal" officeooo:rsid="00173adf" officeooo:paragraph-rsid="004be31f" style:font-weight-asian="normal" style:font-weight-complex="normal"/>
    </style:style>
    <style:style style:name="P69" style:family="paragraph" style:parent-style-name="Standard">
      <style:text-properties fo:font-weight="normal" officeooo:rsid="00173adf" officeooo:paragraph-rsid="004c8077" style:font-weight-asian="normal" style:font-weight-complex="normal"/>
    </style:style>
    <style:style style:name="P70" style:family="paragraph" style:parent-style-name="Standard">
      <style:text-properties fo:font-weight="normal" officeooo:rsid="00495f87" officeooo:paragraph-rsid="00495f87" style:font-weight-asian="normal" style:font-weight-complex="normal"/>
    </style:style>
    <style:style style:name="P71" style:family="paragraph" style:parent-style-name="Standard">
      <style:text-properties fo:font-weight="normal" officeooo:rsid="004d2f5f" officeooo:paragraph-rsid="004d2f5f" style:font-weight-asian="normal" style:font-weight-complex="normal"/>
    </style:style>
    <style:style style:name="P72" style:family="paragraph" style:parent-style-name="Standard">
      <style:text-properties fo:font-weight="normal" officeooo:rsid="00187305" officeooo:paragraph-rsid="004d8393" style:font-weight-asian="normal" style:font-weight-complex="normal"/>
    </style:style>
    <style:style style:name="P73" style:family="paragraph" style:parent-style-name="Standard">
      <style:text-properties fo:font-weight="normal" officeooo:rsid="00187305" officeooo:paragraph-rsid="005049e8" style:font-weight-asian="normal" style:font-weight-complex="normal"/>
    </style:style>
    <style:style style:name="P74" style:family="paragraph" style:parent-style-name="Standard">
      <style:text-properties fo:font-weight="normal" officeooo:rsid="00187305" officeooo:paragraph-rsid="00572403" style:font-weight-asian="normal" style:font-weight-complex="normal"/>
    </style:style>
    <style:style style:name="P75" style:family="paragraph" style:parent-style-name="Standard">
      <style:text-properties fo:font-weight="normal" officeooo:rsid="00187305" officeooo:paragraph-rsid="00187305" style:font-weight-asian="normal" style:font-weight-complex="normal"/>
    </style:style>
    <style:style style:name="P76" style:family="paragraph" style:parent-style-name="Standard">
      <style:text-properties fo:font-weight="normal" officeooo:rsid="00187305" officeooo:paragraph-rsid="0062fcdd" style:font-weight-asian="normal" style:font-weight-complex="normal"/>
    </style:style>
    <style:style style:name="P77" style:family="paragraph" style:parent-style-name="Standard">
      <style:text-properties fo:font-weight="normal" officeooo:rsid="0018fe0e" officeooo:paragraph-rsid="00599962" style:font-weight-asian="normal" style:font-weight-complex="normal"/>
    </style:style>
    <style:style style:name="P78" style:family="paragraph" style:parent-style-name="Standard">
      <style:text-properties fo:font-weight="normal" officeooo:rsid="0018fe0e" officeooo:paragraph-rsid="005b70fa" style:font-weight-asian="normal" style:font-weight-complex="normal"/>
    </style:style>
    <style:style style:name="P79" style:family="paragraph" style:parent-style-name="Standard">
      <style:text-properties fo:font-weight="normal" officeooo:rsid="0018fe0e" officeooo:paragraph-rsid="005bde01" style:font-weight-asian="normal" style:font-weight-complex="normal"/>
    </style:style>
    <style:style style:name="P80" style:family="paragraph" style:parent-style-name="Standard">
      <style:text-properties fo:font-weight="normal" officeooo:rsid="0018fe0e" officeooo:paragraph-rsid="005c25ad" style:font-weight-asian="normal" style:font-weight-complex="normal"/>
    </style:style>
    <style:style style:name="P81" style:family="paragraph" style:parent-style-name="Standard">
      <style:text-properties fo:font-weight="normal" officeooo:rsid="005d6c91" officeooo:paragraph-rsid="005d6c91" style:font-weight-asian="normal" style:font-weight-complex="normal"/>
    </style:style>
    <style:style style:name="P82" style:family="paragraph" style:parent-style-name="Standard">
      <style:text-properties fo:font-weight="normal" officeooo:rsid="00215fee" officeooo:paragraph-rsid="0067eacd" style:font-weight-asian="normal" style:font-weight-complex="normal"/>
    </style:style>
    <style:style style:name="P83" style:family="paragraph" style:parent-style-name="Standard">
      <style:text-properties fo:font-weight="bold" officeooo:paragraph-rsid="0067eacd" style:font-weight-asian="bold" style:font-weight-complex="bold"/>
    </style:style>
    <style:style style:name="P84" style:family="paragraph" style:parent-style-name="Standard">
      <style:text-properties officeooo:paragraph-rsid="0067eacd"/>
    </style:style>
    <style:style style:name="T1" style:family="text">
      <style:text-properties officeooo:rsid="00124a4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7f72" style:font-weight-asian="bold" style:font-weight-complex="bold"/>
    </style:style>
    <style:style style:name="T4" style:family="text">
      <style:text-properties fo:font-weight="bold" officeooo:rsid="00187305" style:font-weight-asian="bold" style:font-weight-complex="bold"/>
    </style:style>
    <style:style style:name="T5" style:family="text">
      <style:text-properties fo:font-weight="bold" officeooo:rsid="004c8077" style:font-weight-asian="bold" style:font-weight-complex="bold"/>
    </style:style>
    <style:style style:name="T6" style:family="text">
      <style:text-properties officeooo:rsid="001a539d"/>
    </style:style>
    <style:style style:name="T7" style:family="text">
      <style:text-properties officeooo:rsid="001bb182"/>
    </style:style>
    <style:style style:name="T8" style:family="text">
      <style:text-properties officeooo:rsid="001e10f4"/>
    </style:style>
    <style:style style:name="T9" style:family="text">
      <style:text-properties officeooo:rsid="001f7b8e"/>
    </style:style>
    <style:style style:name="T10" style:family="text">
      <style:text-properties officeooo:rsid="002040f1"/>
    </style:style>
    <style:style style:name="T11" style:family="text">
      <style:text-properties officeooo:rsid="00215fee"/>
    </style:style>
    <style:style style:name="T12" style:family="text">
      <style:text-properties officeooo:rsid="0022b903"/>
    </style:style>
    <style:style style:name="T13" style:family="text">
      <style:text-properties officeooo:rsid="00238bea"/>
    </style:style>
    <style:style style:name="T14" style:family="text">
      <style:text-properties officeooo:rsid="0023dfc8"/>
    </style:style>
    <style:style style:name="T15" style:family="text">
      <style:text-properties officeooo:rsid="00258c41"/>
    </style:style>
    <style:style style:name="T16" style:family="text">
      <style:text-properties officeooo:rsid="0025c5d4"/>
    </style:style>
    <style:style style:name="T17" style:family="text">
      <style:text-properties officeooo:rsid="0027c4cf"/>
    </style:style>
    <style:style style:name="T18" style:family="text">
      <style:text-properties officeooo:rsid="0029bf27"/>
    </style:style>
    <style:style style:name="T19" style:family="text">
      <style:text-properties officeooo:rsid="002a241e"/>
    </style:style>
    <style:style style:name="T20" style:family="text">
      <style:text-properties officeooo:rsid="002ac06c"/>
    </style:style>
    <style:style style:name="T21" style:family="text">
      <style:text-properties officeooo:rsid="002b3b00"/>
    </style:style>
    <style:style style:name="T22" style:family="text">
      <style:text-properties officeooo:rsid="002cf4b7"/>
    </style:style>
    <style:style style:name="T23" style:family="text">
      <style:text-properties officeooo:rsid="002e7f49"/>
    </style:style>
    <style:style style:name="T24" style:family="text">
      <style:text-properties officeooo:rsid="00304368"/>
    </style:style>
    <style:style style:name="T25" style:family="text">
      <style:text-properties officeooo:rsid="0030eb85"/>
    </style:style>
    <style:style style:name="T26" style:family="text">
      <style:text-properties officeooo:rsid="003402f7"/>
    </style:style>
    <style:style style:name="T27" style:family="text">
      <style:text-properties officeooo:rsid="00341ee9"/>
    </style:style>
    <style:style style:name="T28" style:family="text">
      <style:text-properties officeooo:rsid="00357aa7"/>
    </style:style>
    <style:style style:name="T29" style:family="text">
      <style:text-properties officeooo:rsid="00370e88"/>
    </style:style>
    <style:style style:name="T30" style:family="text">
      <style:text-properties officeooo:rsid="0037a17f"/>
    </style:style>
    <style:style style:name="T31" style:family="text">
      <style:text-properties officeooo:rsid="00397bb6"/>
    </style:style>
    <style:style style:name="T32" style:family="text">
      <style:text-properties officeooo:rsid="003a76c4"/>
    </style:style>
    <style:style style:name="T33" style:family="text">
      <style:text-properties officeooo:rsid="003adafb"/>
    </style:style>
    <style:style style:name="T34" style:family="text">
      <style:text-properties officeooo:rsid="003caaed"/>
    </style:style>
    <style:style style:name="T35" style:family="text">
      <style:text-properties officeooo:rsid="003d24f5"/>
    </style:style>
    <style:style style:name="T36" style:family="text">
      <style:text-properties officeooo:rsid="003e672e"/>
    </style:style>
    <style:style style:name="T37" style:family="text">
      <style:text-properties officeooo:rsid="003e9b79"/>
    </style:style>
    <style:style style:name="T38" style:family="text">
      <style:text-properties officeooo:rsid="003f44a7"/>
    </style:style>
    <style:style style:name="T39" style:family="text">
      <style:text-properties officeooo:rsid="00416bd5"/>
    </style:style>
    <style:style style:name="T40" style:family="text">
      <style:text-properties officeooo:rsid="0045b8d6"/>
    </style:style>
    <style:style style:name="T41" style:family="text">
      <style:text-properties officeooo:rsid="0045f0ba"/>
    </style:style>
    <style:style style:name="T42" style:family="text">
      <style:text-properties officeooo:rsid="0046f9b8"/>
    </style:style>
    <style:style style:name="T43" style:family="text">
      <style:text-properties officeooo:rsid="0047bf0a"/>
    </style:style>
    <style:style style:name="T44" style:family="text">
      <style:text-properties officeooo:rsid="0048b58f"/>
    </style:style>
    <style:style style:name="T45" style:family="text">
      <style:text-properties officeooo:rsid="004a5df3"/>
    </style:style>
    <style:style style:name="T46" style:family="text">
      <style:text-properties officeooo:rsid="004be31f"/>
    </style:style>
    <style:style style:name="T47" style:family="text">
      <style:text-properties officeooo:rsid="004d8393"/>
    </style:style>
    <style:style style:name="T48" style:family="text">
      <style:text-properties officeooo:rsid="004eeb89"/>
    </style:style>
    <style:style style:name="T49" style:family="text">
      <style:text-properties officeooo:rsid="004f8dd1"/>
    </style:style>
    <style:style style:name="T50" style:family="text">
      <style:text-properties officeooo:rsid="00503c23"/>
    </style:style>
    <style:style style:name="T51" style:family="text">
      <style:text-properties officeooo:rsid="005049e8"/>
    </style:style>
    <style:style style:name="T52" style:family="text">
      <style:text-properties officeooo:rsid="00505415"/>
    </style:style>
    <style:style style:name="T53" style:family="text">
      <style:text-properties officeooo:rsid="0052d4ca"/>
    </style:style>
    <style:style style:name="T54" style:family="text">
      <style:text-properties officeooo:rsid="0054af40"/>
    </style:style>
    <style:style style:name="T55" style:family="text">
      <style:text-properties officeooo:rsid="00560ee0"/>
    </style:style>
    <style:style style:name="T56" style:family="text">
      <style:text-properties officeooo:rsid="00563762"/>
    </style:style>
    <style:style style:name="T57" style:family="text">
      <style:text-properties officeooo:rsid="005700df"/>
    </style:style>
    <style:style style:name="T58" style:family="text">
      <style:text-properties officeooo:rsid="00572403"/>
    </style:style>
    <style:style style:name="T59" style:family="text">
      <style:text-properties officeooo:rsid="00580815"/>
    </style:style>
    <style:style style:name="T60" style:family="text">
      <style:text-properties officeooo:rsid="0058c975"/>
    </style:style>
    <style:style style:name="T61" style:family="text">
      <style:text-properties officeooo:rsid="005ba6b9"/>
    </style:style>
    <style:style style:name="T62" style:family="text">
      <style:text-properties officeooo:rsid="005bde01"/>
    </style:style>
    <style:style style:name="T63" style:family="text">
      <style:text-properties officeooo:rsid="005c25ad"/>
    </style:style>
    <style:style style:name="T64" style:family="text">
      <style:text-properties officeooo:rsid="005d4c89"/>
    </style:style>
    <style:style style:name="T65" style:family="text">
      <style:text-properties officeooo:rsid="005d6c91"/>
    </style:style>
    <style:style style:name="T66" style:family="text">
      <style:text-properties officeooo:rsid="005dd4c5"/>
    </style:style>
    <style:style style:name="T67" style:family="text">
      <style:text-properties officeooo:rsid="0062fcdd"/>
    </style:style>
    <style:style style:name="T68" style:family="text">
      <style:text-properties officeooo:rsid="006358f7"/>
    </style:style>
    <style:style style:name="T69" style:family="text">
      <style:text-properties officeooo:rsid="006448d9"/>
    </style:style>
    <style:style style:name="T70" style:family="text">
      <style:text-properties officeooo:rsid="0066cf52"/>
    </style:style>
    <style:style style:name="T71" style:family="text">
      <style:text-properties officeooo:rsid="0068fbeb"/>
    </style:style>
    <style:style style:name="T72" style:family="text">
      <style:text-properties officeooo:rsid="0069c1c9"/>
    </style:style>
    <style:style style:name="T73" style:family="text">
      <style:text-properties officeooo:rsid="006b3f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dio.java</text:p>
      <text:p text:style-name="P1"/>
      <text:p text:style-name="P12"><text:span text:style-name="T12">Class Variables</text:span>: </text:p>
      <text:p text:style-name="P12"/>
      <text:p text:style-name="P12">Clip clip: <text:span text:style-name="T12">It</text:span> <text:span text:style-name="T12">loads and play the audio</text:span></text:p>
      <text:p text:style-name="P12">String fileName: <text:span text:style-name="T12">Variable that</text:span> <text:span text:style-name="T12">keeps the audio's file path that will be loaded</text:span></text:p>
      <text:p text:style-name="P16"/>
      <text:p text:style-name="P12">M<text:span text:style-name="T14">e</text:span>t<text:span text:style-name="T14">h</text:span>ods:</text:p>
      <text:p text:style-name="P12"/>
      <text:p text:style-name="P40">// <text:span text:style-name="T12">It</text:span> <text:span text:style-name="T12">loads and play the audio</text:span></text:p>
      <text:p text:style-name="P12">- void tocarMusica();</text:p>
      <text:p text:style-name="P12"/>
      <text:p text:style-name="P12">File file: <text:span text:style-name="T13">It loads the file</text:span></text:p>
      <text:p text:style-name="P12"/>
      <text:p text:style-name="P12">// Getters and Setters</text:p>
      <text:p text:style-name="P12"/>
      <text:p text:style-name="P12">- String getFileName();</text:p>
      <text:p text:style-name="P12">- void setFileName(String fileName);</text:p>
      <text:p text:style-name="P12"/>
      <text:p text:style-name="P2">BufferedImageLoader.java</text:p>
      <text:p text:style-name="P2"/>
      <text:p text:style-name="P41"><text:span text:style-name="T12">Class Variables</text:span>: </text:p>
      <text:p text:style-name="P13"/>
      <text:p text:style-name="P15">BufferedImage image: <text:span text:style-name="T15">It keeps the loaded image</text:span></text:p>
      <text:p text:style-name="P15"/>
      <text:p text:style-name="P41">M<text:span text:style-name="T14">e</text:span>t<text:span text:style-name="T14">h</text:span>ods:</text:p>
      <text:p text:style-name="P15"/>
      <text:p text:style-name="P15">// <text:span text:style-name="T15">Load a image</text:span></text:p>
      <text:p text:style-name="P15">- BufferedImage loadImage(String path) throws IOException;</text:p>
      <text:p text:style-name="P15"/>
      <text:p text:style-name="P15">String path: <text:span text:style-name="T16">where is the image to be loaded</text:span></text:p>
      <text:p text:style-name="P15"/>
      <text:p text:style-name="P3">Cenario.java</text:p>
      <text:p text:style-name="P3"/>
      <text:p text:style-name="P42"><text:span text:style-name="T12">Class Variables</text:span>: </text:p>
      <text:p text:style-name="P14"/>
      <text:p text:style-name="P16">int altura: <text:span text:style-name="T17">height in pixels of the scene, always positive</text:span></text:p>
      <text:p text:style-name="P44">int largura: <text:span text:style-name="T17">width in pixels of the scene, always positive</text:span></text:p>
      <text:p text:style-name="P16"/>
      <text:p text:style-name="P42">M<text:span text:style-name="T14">e</text:span>t<text:span text:style-name="T14">h</text:span>ods:</text:p>
      <text:p text:style-name="P17"/>
      <text:p text:style-name="P17">// Constru<text:span text:style-name="T18">c</text:span>tor</text:p>
      <text:p text:style-name="P17">- Cenario(int largura, int altura);</text:p>
      <text:p text:style-name="P17"/>
      <text:p text:style-name="P17">// Getters and Setters</text:p>
      <text:p text:style-name="P17">- int getAltura();</text:p>
      <text:p text:style-name="P17">- void setAltura(int altura);</text:p>
      <text:p text:style-name="P17">- int getLargura();</text:p>
      <text:p text:style-name="P17">- void setLargura(int largura) ;</text:p>
      <text:p text:style-name="P17"/>
      <text:p text:style-name="P17"/>
      <text:p text:style-name="P17"/>
      <text:p text:style-name="P4"><text:soft-page-break/>Colisao.java</text:p>
      <text:p text:style-name="P4"/>
      <text:p text:style-name="P43">M<text:span text:style-name="T14">e</text:span>t<text:span text:style-name="T14">h</text:span>ods:</text:p>
      <text:p text:style-name="P18"/>
      <text:p text:style-name="P46">// <text:span text:style-name="T19">Check</text:span> colis<text:span text:style-name="T19">ion</text:span> <text:span text:style-name="T19">between player and</text:span> <text:span text:style-name="T19">enemies</text:span></text:p>
      <text:p text:style-name="P46">- boolean colisao(Player a, Inimigo[] b);</text:p>
      <text:p text:style-name="P18"/>
      <text:p text:style-name="P46">// <text:span text:style-name="T19">Check</text:span> colis<text:span text:style-name="T19">ion</text:span> <text:span text:style-name="T19">between player and </text:span>itens</text:p>
      <text:p text:style-name="P18">- boolean colisaoItem(Player a, Item[] b);</text:p>
      <text:p text:style-name="P18"/>
      <text:p text:style-name="P46">// <text:span text:style-name="T19">Check</text:span> colis<text:span text:style-name="T19">ion</text:span> <text:span text:style-name="T19">between player's shoot and</text:span> <text:span text:style-name="T19">enemies</text:span></text:p>
      <text:p text:style-name="P18">- int colisaoTiro(Player a, Inimigo[] b);</text:p>
      <text:p text:style-name="P18"/>
      <text:p text:style-name="P18">//<text:span text:style-name="T20">It is never used!</text:span></text:p>
      <text:p text:style-name="P18">boolean colisaoSeta(Player a, Rectangle b);</text:p>
      <text:p text:style-name="P18"/>
      <text:p text:style-name="P47">// // <text:span text:style-name="T19">Check</text:span> colis<text:span text:style-name="T19">ion</text:span> <text:span text:style-name="T19">between player and</text:span> <text:span text:style-name="T19">enemies's shoot</text:span></text:p>
      <text:p text:style-name="P18">boolean colisaoTiroPlayer(Player a, Inimigo[] b);</text:p>
      <text:p text:style-name="P18"/>
      <text:p text:style-name="P5">Fase.java</text:p>
      <text:p text:style-name="P5"/>
      <text:p text:style-name="P48">Class variables:</text:p>
      <text:p text:style-name="P22"/>
      <text:p text:style-name="P45">int altura: <text:span text:style-name="T17">height in pixels of the level, always positive</text:span></text:p>
      <text:p text:style-name="P45">int largura: <text:span text:style-name="T21">width in pixels of the level, always positive<text:tab/></text:span></text:p>
      <text:p text:style-name="P21">boolean completo: <text:span text:style-name="T22">It says if the player have passed the level</text:span></text:p>
      <text:p text:style-name="P21">int qtd_plataforma: <text:span text:style-name="T22">Number of platforms in a level</text:span></text:p>
      <text:p text:style-name="P21">Inimigo inimigo[<text:span text:style-name="T1">]: A vector with all the enemies in the level</text:span></text:p>
      <text:p text:style-name="P21">Player player: <text:span text:style-name="T22">A reference of the player</text:span></text:p>
      <text:p text:style-name="P21">Cenario cenario: <text:span text:style-name="T22">It has the scene atributes</text:span></text:p>
      <text:p text:style-name="P21"/>
      <text:p text:style-name="P22">M<text:span text:style-name="T22">e</text:span>t<text:span text:style-name="T22">h</text:span>ods:</text:p>
      <text:p text:style-name="P22"/>
      <text:p text:style-name="P22">// <text:span text:style-name="T23">Empty constructor</text:span>, <text:span text:style-name="T23">it </text:span>set<text:span text:style-name="T23">s</text:span> <text:span text:style-name="T23">everything</text:span> 0</text:p>
      <text:p text:style-name="P22">- Fase();</text:p>
      <text:p text:style-name="P22"/>
      <text:p text:style-name="P49">// Constru<text:span text:style-name="T23">c</text:span>tor <text:span text:style-name="T23">with</text:span> <text:span text:style-name="T23">all</text:span> <text:span text:style-name="T23">the</text:span> paramet<text:span text:style-name="T23">e</text:span>rs <text:span text:style-name="T23">being set</text:span></text:p>
      <text:p text:style-name="P49">- Fase(int altura, int largura, boolean completo, int qtd_plataforma, Inimigo[] inimigo, Player player, Cenario cenario);</text:p>
      <text:p text:style-name="P22"/>
      <text:p text:style-name="P22">// Getters and Setters</text:p>
      <text:p text:style-name="P22">- int getAltura();</text:p>
      <text:p text:style-name="P22">- void setAltura(int altura);</text:p>
      <text:p text:style-name="P22">- int getLargura();</text:p>
      <text:p text:style-name="P22">- void setLargura(int largura);</text:p>
      <text:p text:style-name="P22">- boolean getCompleto();</text:p>
      <text:p text:style-name="P22">- void setCompleto(boolean completo);</text:p>
      <text:p text:style-name="P22">- int getQtd_plataforma();</text:p>
      <text:p text:style-name="P22">- void setQtd_plataforma(int qtd_plataforma);</text:p>
      <text:p text:style-name="P22">- Inimigo[] getInimigos();</text:p>
      <text:p text:style-name="P22">- void setInimigos(Inimigo[] inimigo);</text:p>
      <text:p text:style-name="P22">- Player getPlayer();</text:p>
      <text:p text:style-name="P22"><text:soft-page-break/>- void setPlayer(Player player);</text:p>
      <text:p text:style-name="P22">- Cenario getCenario();</text:p>
      <text:p text:style-name="P23">- void setCenario(Cenario cenario);</text:p>
      <text:p text:style-name="P23"/>
      <text:p text:style-name="P23"><text:span text:style-name="T3">Item.java</text:span> </text:p>
      <text:p text:style-name="P23"/>
      <text:p text:style-name="P55">Class variables</text:p>
      <text:p text:style-name="P24"/>
      <text:p text:style-name="P24">Game game: <text:span text:style-name="T25">A reference to the Game</text:span></text:p>
      <text:p text:style-name="P24">BufferedImage item: <text:span text:style-name="T25">Loaded i</text:span>mage <text:span text:style-name="T25">of the item</text:span></text:p>
      <text:p text:style-name="P24"/>
      <text:p text:style-name="P24">M<text:span text:style-name="T24">e</text:span>t<text:span text:style-name="T24">h</text:span>ods:</text:p>
      <text:p text:style-name="P24"/>
      <text:p text:style-name="P50">Constru<text:span text:style-name="T23">c</text:span>tor <text:span text:style-name="T23">with</text:span> <text:span text:style-name="T23">all</text:span> <text:span text:style-name="T23">the</text:span> paramet<text:span text:style-name="T23">e</text:span>rs <text:span text:style-name="T23">being set</text:span></text:p>
      <text:p text:style-name="P24">- Item(int x, int y, int altura, int largura, Game game);</text:p>
      <text:p text:style-name="P24"/>
      <text:p text:style-name="P24">// Ret<text:span text:style-name="T26">u</text:span>rn<text:span text:style-name="T36">s</text:span> <text:span text:style-name="T26">the</text:span> <text:span text:style-name="T26">dimensions of the </text:span>image</text:p>
      <text:p text:style-name="P24">- Rectangle getBounds();</text:p>
      <text:p text:style-name="P24"/>
      <text:p text:style-name="P24">// Render <text:span text:style-name="T27">the</text:span> item <text:span text:style-name="T27">in the screen</text:span></text:p>
      <text:p text:style-name="P24">- void render(Graphics g);</text:p>
      <text:p text:style-name="P24"/>
      <text:p text:style-name="P24">Graphics g: <text:span text:style-name="T28">render </text:span>context <text:span text:style-name="T28">of the screen</text:span></text:p>
      <text:p text:style-name="P24"/>
      <text:p text:style-name="P6">Keyboard.java</text:p>
      <text:p text:style-name="P6"/>
      <text:p text:style-name="P56">Class variables:</text:p>
      <text:p text:style-name="P24"/>
      <text:p text:style-name="P57">Game game: <text:span text:style-name="T25">A reference to the Game</text:span></text:p>
      <text:p text:style-name="P24"/>
      <text:p text:style-name="P24">M<text:span text:style-name="T29">e</text:span>t<text:span text:style-name="T29">h</text:span>ods:</text:p>
      <text:p text:style-name="P24"/>
      <text:p text:style-name="P24">// Constru<text:span text:style-name="T30">c</text:span>tor </text:p>
      <text:p text:style-name="P24">- Keyboard(Game game)</text:p>
      <text:p text:style-name="P24"/>
      <text:p text:style-name="P58">// Ret<text:span text:style-name="T31">u</text:span>rn<text:span text:style-name="T36">s</text:span> <text:span text:style-name="T31">the value</text:span> <text:span text:style-name="T31">of the </text:span>press<text:span text:style-name="T31">ed key</text:span></text:p>
      <text:p text:style-name="P58">- void keyPressed(KeyEvent e)</text:p>
      <text:p text:style-name="P24"/>
      <text:p text:style-name="P58">// Ret<text:span text:style-name="T31">u</text:span>rn<text:span text:style-name="T36">s</text:span> <text:span text:style-name="T31">the value</text:span> <text:span text:style-name="T31">of the released key</text:span></text:p>
      <text:p text:style-name="P24">void keyReleased(KeyEvent e)</text:p>
      <text:p text:style-name="P24"/>
      <text:p text:style-name="P6">Mouse.java</text:p>
      <text:p text:style-name="P6"/>
      <text:p text:style-name="P62">Class variables:</text:p>
      <text:p text:style-name="P24"/>
      <text:p text:style-name="P24">int mouseX: <text:span text:style-name="T32">mouse X position</text:span></text:p>
      <text:p text:style-name="P59">int mouseY: <text:span text:style-name="T32">mouse Y position</text:span></text:p>
      <text:p text:style-name="P24"/>
      <text:p text:style-name="P24">M<text:span text:style-name="T33">e</text:span>t<text:span text:style-name="T33">h</text:span>ods:</text:p>
      <text:p text:style-name="P24"/>
      <text:p text:style-name="P24">// Ret<text:span text:style-name="T34">u</text:span>rn<text:span text:style-name="T35">s</text:span> <text:span text:style-name="T34">the value of the mouse in the X axis</text:span></text:p>
      <text:p text:style-name="P24">- static int getX();</text:p>
      <text:p text:style-name="P60"><text:soft-page-break/>// Ret<text:span text:style-name="T34">u</text:span>rn<text:span text:style-name="T35">s</text:span> <text:span text:style-name="T34">the value of the mouse in the Y axis</text:span></text:p>
      <text:p text:style-name="P24">- static int getY();</text:p>
      <text:p text:style-name="P60"/>
      <text:p text:style-name="P60">// Altera os valores de X e Y do mouse quando um clique é efetuado</text:p>
      <text:p text:style-name="P60">void mousePressed(MouseEvent e);</text:p>
      <text:p text:style-name="P24"/>
      <text:p text:style-name="P24">// <text:span text:style-name="T36">Setters</text:span></text:p>
      <text:p text:style-name="P24">- void setMouseX(int mouseX)</text:p>
      <text:p text:style-name="P24">- void setMouseY(int mouseY)</text:p>
      <text:p text:style-name="P24"/>
      <text:p text:style-name="P7">Pessoa.java</text:p>
      <text:p text:style-name="P7"/>
      <text:p text:style-name="P63">Class variables:</text:p>
      <text:p text:style-name="P7"/>
      <text:p text:style-name="P25">float x: <text:span text:style-name="T37">position related to the X axis</text:span>, <text:span text:style-name="T37">sometimes it is not </text:span>positiv<text:span text:style-name="T40">e</text:span> </text:p>
      <text:p text:style-name="P25">float y: <text:s/><text:span text:style-name="T37">position related to the Y axis</text:span>, <text:span text:style-name="T37">sometimes it is not </text:span>positiv<text:span text:style-name="T37">e</text:span></text:p>
      <text:p text:style-name="P25">int altura: <text:span text:style-name="T40">height in pixels</text:span> <text:span text:style-name="T40">of the image that represents the </text:span>pe<text:span text:style-name="T40">r</text:span>s<text:span text:style-name="T40">on</text:span></text:p>
      <text:p text:style-name="P25">int largura: <text:span text:style-name="T40">width in pixels</text:span> <text:span text:style-name="T38">of the image that represents the </text:span>pe<text:span text:style-name="T38">r</text:span>s<text:span text:style-name="T38">on</text:span></text:p>
      <text:p text:style-name="P25">boolean atirar: <text:span text:style-name="T40">state where a person can shoot</text:span></text:p>
      <text:p text:style-name="P25">boolean esquerda: <text:span text:style-name="T40">state where the person is walking to the left</text:span></text:p>
      <text:p text:style-name="P25">boolean direita: <text:span text:style-name="T39">state where the person is walking to the right</text:span></text:p>
      <text:p text:style-name="P25"/>
      <text:p text:style-name="P26">M<text:span text:style-name="T40">e</text:span>t<text:span text:style-name="T40">h</text:span>ods:</text:p>
      <text:p text:style-name="P26"/>
      <text:p text:style-name="P51">// Constru<text:span text:style-name="T23">c</text:span>tor <text:span text:style-name="T23">with</text:span> <text:span text:style-name="T23">all</text:span> <text:span text:style-name="T23">the</text:span> paramet<text:span text:style-name="T23">e</text:span>rs <text:span text:style-name="T23">being set</text:span></text:p>
      <text:p text:style-name="P26">- Pessoa(int x, int y, int altura, int largura, boolean atirar, boolean esquerda, boolean direita);</text:p>
      <text:p text:style-name="P26"/>
      <text:p text:style-name="P26">// <text:span text:style-name="T40">The person shoots</text:span></text:p>
      <text:p text:style-name="P27">- void atirar();</text:p>
      <text:p text:style-name="P27"/>
      <text:p text:style-name="P27">// Getters and Setters</text:p>
      <text:p text:style-name="P27">- boolean isEsquerda();</text:p>
      <text:p text:style-name="P27">- void setEsquerda(boolean esquerda);</text:p>
      <text:p text:style-name="P27">- boolean isDireita();</text:p>
      <text:p text:style-name="P27">- void setDireita(boolean direita);</text:p>
      <text:p text:style-name="P27">- float getX();</text:p>
      <text:p text:style-name="P27">- void setX(float x);</text:p>
      <text:p text:style-name="P27">- float getY();</text:p>
      <text:p text:style-name="P27">- void setY(float y);</text:p>
      <text:p text:style-name="P27">- int getAltura();</text:p>
      <text:p text:style-name="P27">- void setAltura(int altura);</text:p>
      <text:p text:style-name="P27">- int getLargura();</text:p>
      <text:p text:style-name="P27">- void setLargura(int largura);</text:p>
      <text:p text:style-name="P27">- boolean isAtirar();</text:p>
      <text:p text:style-name="P27">- void setAtirar(boolean atirar);</text:p>
      <text:p text:style-name="P27"/>
      <text:p text:style-name="P8"/>
      <text:p text:style-name="P8"/>
      <text:p text:style-name="P8"/>
      <text:p text:style-name="P8"/>
      <text:p text:style-name="P8">plat<text:span text:style-name="T44">a</text:span>forma.java</text:p>
      <text:p text:style-name="P8"/>
      <text:p text:style-name="P27"><text:soft-page-break/>Variaveis da classe:</text:p>
      <text:p text:style-name="P27"/>
      <text:p text:style-name="P66">int x: <text:span text:style-name="T40">X position of the platform</text:span>, <text:span text:style-name="T40">always </text:span>positiv<text:span text:style-name="T40">e</text:span></text:p>
      <text:p text:style-name="P65">int y: <text:span text:style-name="T41">Y position of the platform</text:span>, <text:span text:style-name="T40">always </text:span>positiv<text:span text:style-name="T40">e</text:span></text:p>
      <text:p text:style-name="P66">int largura: <text:span text:style-name="T42">width of the platform</text:span>,<text:span text:style-name="T40">always </text:span>positiv<text:span text:style-name="T40">e</text:span></text:p>
      <text:p text:style-name="P66"/>
      <text:p text:style-name="P27">Métodos:</text:p>
      <text:p text:style-name="P27"/>
      <text:p text:style-name="P52">// Constru<text:span text:style-name="T23">c</text:span>tor <text:span text:style-name="T23">with</text:span> <text:span text:style-name="T23">all</text:span> <text:span text:style-name="T23">the</text:span> paramet<text:span text:style-name="T23">e</text:span>rs <text:span text:style-name="T23">being set</text:span></text:p>
      <text:p text:style-name="P27">- plat<text:span text:style-name="T43">a</text:span>forma(int x, int y, int largura);</text:p>
      <text:p text:style-name="P27"/>
      <text:p text:style-name="P27">// Getters and Setters</text:p>
      <text:p text:style-name="P27">- int getX();</text:p>
      <text:p text:style-name="P27">- void setX(int x);</text:p>
      <text:p text:style-name="P27">- int getY();</text:p>
      <text:p text:style-name="P27">- void setY(int y);</text:p>
      <text:p text:style-name="P27">- int getLargura();</text:p>
      <text:p text:style-name="P27">- void setLargura(int largura);</text:p>
      <text:p text:style-name="P27"/>
      <text:p text:style-name="P27"><text:span text:style-name="T2">SpriteSheet.java</text:span> </text:p>
      <text:p text:style-name="P27"/>
      <text:p text:style-name="P70">Class variables:</text:p>
      <text:p text:style-name="P27"/>
      <text:p text:style-name="P27">BufferedImage image: <text:span text:style-name="T45">image to be drawn</text:span></text:p>
      <text:p text:style-name="P27"/>
      <text:p text:style-name="P27">M<text:span text:style-name="T45">e</text:span>t<text:span text:style-name="T45">h</text:span>ods:</text:p>
      <text:p text:style-name="P27"/>
      <text:p text:style-name="P27">// Constru<text:span text:style-name="T45">c</text:span>tor <text:span text:style-name="T45">that</text:span> set<text:span text:style-name="T45">s</text:span> <text:span text:style-name="T45">the </text:span>image</text:p>
      <text:p text:style-name="P27">- SpriteSheet(BufferedImage image);</text:p>
      <text:p text:style-name="P27"/>
      <text:p text:style-name="P67">// Ret<text:span text:style-name="T45">u</text:span>rn<text:span text:style-name="T45">s</text:span> part <text:span text:style-name="T45">of the</text:span> sprite<text:span text:style-name="T45">'s</text:span> image <text:span text:style-name="T45">to be </text:span>render<text:span text:style-name="T45">ed </text:span></text:p>
      <text:p text:style-name="P27">BufferedImage grabImage(int col, int row, int width, int height);</text:p>
      <text:p text:style-name="P27"/>
      <text:p text:style-name="P27">int col: colu<text:span text:style-name="T46">mn</text:span> <text:span text:style-name="T46">in the</text:span> spritesheet</text:p>
      <text:p text:style-name="P27">int row: <text:span text:style-name="T46">row</text:span> <text:span text:style-name="T46">in the</text:span> spritesheet</text:p>
      <text:p text:style-name="P68">int width: <text:span text:style-name="T46">width of the </text:span>image <text:span text:style-name="T46">to be cut</text:span></text:p>
      <text:p text:style-name="P69">int height: <text:span text:style-name="T46">height of the </text:span>image <text:span text:style-name="T46">to be cut</text:span></text:p>
      <text:p text:style-name="P69"><text:span text:style-name="T4"/></text:p>
      <text:p text:style-name="P69"><text:span text:style-name="T5">I</text:span><text:span text:style-name="T4">nimigo.java</text:span></text:p>
      <text:p text:style-name="P9"/>
      <text:p text:style-name="P71">Class variables:</text:p>
      <text:p text:style-name="P28"/>
      <text:p text:style-name="P28">Game game: <text:span text:style-name="T47">reference to the game</text:span></text:p>
      <text:p text:style-name="P28">BufferedImage inimigo: <text:span text:style-name="T47">Enemy's image, store the loaded image from the resourses</text:span></text:p>
      <text:p text:style-name="P28">int limite: limit <text:span text:style-name="T47">to the left that the enemy can walk</text:span></text:p>
      <text:p text:style-name="P72">int limite2: limit <text:span text:style-name="T47">to the right that the enemy can walk</text:span></text:p>
      <text:p text:style-name="P28">boolean morto; <text:span text:style-name="T48">if the enemy is dead this variable is true</text:span></text:p>
      <text:p text:style-name="P28">int tipo: <text:span text:style-name="T49">the type of enemy</text:span> (<text:span text:style-name="T49">type</text:span> 1 <text:span text:style-name="T49">walks from a side to another</text:span>, t<text:span text:style-name="T49">ype</text:span> 2 <text:span text:style-name="T49">just stay in the same place</text:span>)</text:p>
      <text:p text:style-name="P28">int direcao : <text:span text:style-name="T49">which direction the enemy is walking</text:span> (<text:span text:style-name="T50">only applies if the</text:span> t<text:span text:style-name="T50">y</text:span>p<text:span text:style-name="T50">e is</text:span> 1)</text:p>
      <text:p text:style-name="P28">float xtiro: <text:span text:style-name="T51">X position of the shoot</text:span></text:p>
      <text:p text:style-name="P73">float ytiro: <text:span text:style-name="T51">Y position of the shoot</text:span></text:p>
      <text:p text:style-name="P28">Audio audio: <text:span text:style-name="T51">enemy's death sound</text:span></text:p>
      <text:p text:style-name="P28"><text:soft-page-break/></text:p>
      <text:p text:style-name="P28">M<text:span text:style-name="T52">e</text:span>t<text:span text:style-name="T52">h</text:span>ods:</text:p>
      <text:p text:style-name="P28"/>
      <text:p text:style-name="P53">// Constru<text:span text:style-name="T23">c</text:span>tor <text:span text:style-name="T23">with</text:span> <text:span text:style-name="T23">all</text:span> <text:span text:style-name="T23">the</text:span> paramet<text:span text:style-name="T23">e</text:span>rs <text:span text:style-name="T23">being set</text:span></text:p>
      <text:p text:style-name="P28">- Inimigo(int x, int y, int altura, int largura, Game game, int tipo);</text:p>
      <text:p text:style-name="P28"/>
      <text:p text:style-name="P28">// Set<text:span text:style-name="T53">s</text:span> <text:span text:style-name="T53">the enemy's death sound</text:span></text:p>
      <text:p text:style-name="P28">- void somDeMorte();</text:p>
      <text:p text:style-name="P28"/>
      <text:p text:style-name="P28">// Render <text:span text:style-name="T54">the </text:span><text:s/><text:span text:style-name="T54">enemy and</text:span> CALCULA<text:span text:style-name="T54">TES</text:span> <text:span text:style-name="T54">THE SHOOT</text:span> POSI<text:span text:style-name="T54">TION</text:span></text:p>
      <text:p text:style-name="P28">- void render(Graphics g);</text:p>
      <text:p text:style-name="P28"/>
      <text:p text:style-name="P28">// Render <text:span text:style-name="T55">the shoot</text:span> </text:p>
      <text:p text:style-name="P28">- void atirar(float x, float y);</text:p>
      <text:p text:style-name="P28"/>
      <text:p text:style-name="P28">// Ret<text:span text:style-name="T55">u</text:span>rn <text:span text:style-name="T55">the </text:span>posi<text:span text:style-name="T55">tion</text:span> <text:span text:style-name="T55">and</text:span> <text:span text:style-name="T55">size of the</text:span> <text:span text:style-name="T55">shoot</text:span></text:p>
      <text:p text:style-name="P28">- Rectangle getTiroBounds();</text:p>
      <text:p text:style-name="P28"/>
      <text:p text:style-name="P28">// Calcula<text:span text:style-name="T56">tes</text:span> <text:span text:style-name="T56">the</text:span> <text:span text:style-name="T56">enemy's </text:span>posi<text:span text:style-name="T56">tions</text:span> (IA)</text:p>
      <text:p text:style-name="P28">- void tick();</text:p>
      <text:p text:style-name="P28"/>
      <text:p text:style-name="P28">int cont3: <text:span text:style-name="T57">counter</text:span> <text:span text:style-name="T57">to the enemy's walking </text:span>algorit<text:span text:style-name="T57">h</text:span>m</text:p>
      <text:p text:style-name="P28"/>
      <text:p text:style-name="P74">// Ret<text:span text:style-name="T58">u</text:span>rn<text:span text:style-name="T58">s</text:span> <text:span text:style-name="T58">enemy's position and size</text:span></text:p>
      <text:p text:style-name="P28">- Rectangle getBounds();</text:p>
      <text:p text:style-name="P28"/>
      <text:p text:style-name="P28">// Getters and Setters</text:p>
      <text:p text:style-name="P28">- void setImage();</text:p>
      <text:p text:style-name="P28">- float getX();</text:p>
      <text:p text:style-name="P28">- void setX(float x);</text:p>
      <text:p text:style-name="P28">- float getY();</text:p>
      <text:p text:style-name="P28">- void setY(float y);</text:p>
      <text:p text:style-name="P28">- int getLimite();</text:p>
      <text:p text:style-name="P28">- void setLimite(int limite);</text:p>
      <text:p text:style-name="P28">- int getLimite2();</text:p>
      <text:p text:style-name="P28">- void setLimite2(int limite2);</text:p>
      <text:p text:style-name="P28">- int getTipo();</text:p>
      <text:p text:style-name="P28">- void setTipo(int tipo);</text:p>
      <text:p text:style-name="P28">- boolean isMorto();</text:p>
      <text:p text:style-name="P28">- void setMorto(boolean morto);</text:p>
      <text:p text:style-name="P28">- float getXtiro();</text:p>
      <text:p text:style-name="P28">- void setXtiro(float xtiro);</text:p>
      <text:p text:style-name="P28">- float getYtiro();</text:p>
      <text:p text:style-name="P28">- void setYtiro(float ytiro);</text:p>
      <text:p text:style-name="P28">- int getDirecao();</text:p>
      <text:p text:style-name="P28">- void setDirecao(int direcao);</text:p>
      <text:p text:style-name="P28"/>
      <text:p text:style-name="P28"/>
      <text:p text:style-name="P28"/>
      <text:p text:style-name="P28"/>
      <text:p text:style-name="P28"/>
      <text:p text:style-name="P28"/>
      <text:p text:style-name="P10"><text:soft-page-break/>Player.java</text:p>
      <text:p text:style-name="P10"/>
      <text:p text:style-name="P81">Class variables:</text:p>
      <text:p text:style-name="P81"/>
      <text:p text:style-name="P30">plataforma[] plat: ve<text:span text:style-name="T59">c</text:span>tor <text:span text:style-name="T59">with all the platforms of the level</text:span></text:p>
      <text:p text:style-name="P30">boolean plataforma: <text:span text:style-name="T60">if the player is over the platform it gets true</text:span></text:p>
      <text:p text:style-name="P77">boolean chao: <text:s/><text:span text:style-name="T60">if the player is over the ground it gets true</text:span></text:p>
      <text:p text:style-name="P78">boolean saltar: <text:span text:style-name="T60">if the player is in a jump it gets true</text:span></text:p>
      <text:p text:style-name="P30">int posicao: posi<text:span text:style-name="T61">tion of the</text:span> image <text:span text:style-name="T61">in the</text:span> spritesheet</text:p>
      <text:p text:style-name="P30">Game game: referenc<text:span text:style-name="T62">e</text:span> <text:span text:style-name="T62">to the game</text:span></text:p>
      <text:p text:style-name="P30">float xtiro: <text:span text:style-name="T62">player's shoots position in the X axis</text:span></text:p>
      <text:p text:style-name="P79">float ytiro: <text:span text:style-name="T62">player's shoots position in the Y axis</text:span></text:p>
      <text:p text:style-name="P30">boolean permiteTiro: <text:span text:style-name="T63">it is true when the player can shoot</text:span> (<text:span text:style-name="T63">once by level</text:span>)</text:p>
      <text:p text:style-name="P30">int i: <text:span text:style-name="T63">it is never used</text:span></text:p>
      <text:p text:style-name="P30">BufferedImage player: <text:span text:style-name="T63">player's loaded image</text:span></text:p>
      <text:p text:style-name="P80">int direcao: dire<text:span text:style-name="T63">ction</text:span> <text:span text:style-name="T63">that the player is moving</text:span> (0 &gt; <text:span text:style-name="T63">stoped</text:span>, 1 &gt; <text:span text:style-name="T63">left</text:span>, 2 &gt;<text:span text:style-name="T63">right</text:span> )</text:p>
      <text:p text:style-name="P30">boolean morreu: <text:span text:style-name="T64">it gets true when the player dies</text:span></text:p>
      <text:p text:style-name="P30">Audio audio: <text:span text:style-name="T64">store the player's death sound</text:span></text:p>
      <text:p text:style-name="P28"/>
      <text:p text:style-name="P30">M<text:span text:style-name="T65">e</text:span>t<text:span text:style-name="T65">h</text:span>ods:</text:p>
      <text:p text:style-name="P30"/>
      <text:p text:style-name="P54">// Constru<text:span text:style-name="T23">c</text:span>tor <text:span text:style-name="T23">with</text:span> <text:span text:style-name="T23">all</text:span> <text:span text:style-name="T23">the</text:span> paramet<text:span text:style-name="T23">e</text:span>rs <text:span text:style-name="T23">being set</text:span></text:p>
      <text:p text:style-name="P30">- Player(int x, int y, int altura, int largura, Game game);</text:p>
      <text:p text:style-name="P30"/>
      <text:p text:style-name="P30">// <text:span text:style-name="T66">Update the player's position, and</text:span> verif<text:span text:style-name="T66">y if he is over a platform or over the ground</text:span>, <text:span text:style-name="T66">jump when it is possible</text:span></text:p>
      <text:p text:style-name="P30">- void tick();</text:p>
      <text:p text:style-name="P30"/>
      <text:p text:style-name="P30">// <text:span text:style-name="T6">Render the player, verifies if shoot is available e calculates the shoot's position</text:span></text:p>
      <text:p text:style-name="P30">- void render(Graphics g);</text:p>
      <text:p text:style-name="P30"/>
      <text:p text:style-name="P29">// Ret<text:span text:style-name="T67">u</text:span>rn<text:span text:style-name="T67">s</text:span> <text:span text:style-name="T67">the player's position and size</text:span></text:p>
      <text:p text:style-name="P31">- Rectangle getBounds();</text:p>
      <text:p text:style-name="P31"/>
      <text:p text:style-name="P76">// Ret<text:span text:style-name="T67">u</text:span>rn<text:span text:style-name="T67">s</text:span> <text:s/><text:span text:style-name="T67">the bullet's position and size</text:span></text:p>
      <text:p text:style-name="P31">- Rectangle getTiroBounds();</text:p>
      <text:p text:style-name="P31"/>
      <text:p text:style-name="P31">//<text:span text:style-name="T69">It</text:span> <text:span text:style-name="T69">plays the shoot's sound</text:span></text:p>
      <text:p text:style-name="P31">- void somDeTiro();</text:p>
      <text:p text:style-name="P31"/>
      <text:p text:style-name="P31">// Render <text:span text:style-name="T70">the</text:span> <text:span text:style-name="T70">bullet</text:span></text:p>
      <text:p text:style-name="P31">- void atirar(float x, float y);</text:p>
      <text:p text:style-name="P31"/>
      <text:p text:style-name="P31">// Getters and Setters</text:p>
      <text:p text:style-name="P31">- boolean getSaltar();</text:p>
      <text:p text:style-name="P31">- void setSaltar(boolean saltar);</text:p>
      <text:p text:style-name="P31">- plataforma[] getPlat();</text:p>
      <text:p text:style-name="P31">- boolean isplataforma();</text:p>
      <text:p text:style-name="P31">- void setplataforma(boolean plataforma);</text:p>
      <text:p text:style-name="P31">- void setPlat(plataforma plat[]);</text:p>
      <text:p text:style-name="P31">- int getAltura();</text:p>
      <text:p text:style-name="P31">- void setAltura(int altura);</text:p>
      <text:p text:style-name="P31"><text:soft-page-break/>- int getLargura();</text:p>
      <text:p text:style-name="P31">- void setLargura(int largura);</text:p>
      <text:p text:style-name="P31">- Game getGame();</text:p>
      <text:p text:style-name="P32">- <text:span text:style-name="T7">void setGame(Game game);</text:span></text:p>
      <text:p text:style-name="P32">- <text:span text:style-name="T7">float getXtiro();</text:span></text:p>
      <text:p text:style-name="P32">- <text:span text:style-name="T7">void setXtiro(float xtiro);</text:span></text:p>
      <text:p text:style-name="P32">- <text:span text:style-name="T7">float getYtiro();</text:span></text:p>
      <text:p text:style-name="P32">- <text:span text:style-name="T7">void setYtiro(float ytiro);</text:span></text:p>
      <text:p text:style-name="P33">- boolean isPermiteTiro();</text:p>
      <text:p text:style-name="P33">- void setPermiteTiro(boolean permiteTiro);</text:p>
      <text:p text:style-name="P33">- int getDirecao();</text:p>
      <text:p text:style-name="P33">- void setDirecao(int direcao);</text:p>
      <text:p text:style-name="P33">- boolean isMorreu();</text:p>
      <text:p text:style-name="P33">- void setMorreu(boolean morreu);</text:p>
      <text:p text:style-name="P33"/>
      <text:p text:style-name="P83">Game.java</text:p>
      <text:p text:style-name="P83"/>
      <text:p text:style-name="P84"><text:span text:style-name="T72">Class variables</text:span>:</text:p>
      <text:p text:style-name="P84"/>
      <text:p text:style-name="P84">static final int WIDTH: constant width of the screen</text:p>
      <text:p text:style-name="P84">static final int HEIGHT: constant height of the screen </text:p>
      <text:p text:style-name="P84">static final int SCALE: scale to screen resolution</text:p>
      <text:p text:style-name="P84">final String TITLE: constant fot the title of the game</text:p>
      <text:p text:style-name="P84">float gravidade: value for the gravity</text:p>
      <text:p text:style-name="P84">float velocidade: speed of the player in the formula of gravity (the axis y)</text:p>
      <text:p text:style-name="P84">boolean running: game state, true if they run</text:p>
      <text:p text:style-name="P84">Thread thread: thread for the game</text:p>
      <text:p text:style-name="P84">BufferedImage image: scene<text:span text:style-name="T71">'s </text:span>image</text:p>
      <text:p text:style-name="P84">BufferedImage imageitem: item<text:span text:style-name="T71">'s</text:span> image</text:p>
      <text:p text:style-name="P84">BufferedImage spriteSheet: player<text:span text:style-name="T71">'s</text:span> image</text:p>
      <text:p text:style-name="P84">BufferedImage inimigoImage: type 1 enem<text:span text:style-name="T71">y's</text:span> image</text:p>
      <text:p text:style-name="P84">BufferedImage inimigoImage2: type 2 enem<text:span text:style-name="T71">y's</text:span> image</text:p>
      <text:p text:style-name="P84">BufferedImage menu: menu image</text:p>
      <text:p text:style-name="P84">BufferedImage tiro: shot image</text:p>
      <text:p text:style-name="P84">BufferedImage intro1: introduction image 1</text:p>
      <text:p text:style-name="P84">BufferedImage intro2: introduction image 2</text:p>
      <text:p text:style-name="P84">BufferedImage intro3: introduction image 3</text:p>
      <text:p text:style-name="P84">BufferedImage intro[] = images of introduction array</text:p>
      <text:p text:style-name="P84">BufferedImage setaEsquerda: Left signalization image</text:p>
      <text:p text:style-name="P84">BufferedImage setaDireita: Right signalization image</text:p>
      <text:p text:style-name="P84">BufferedImage raquel: lady’s image</text:p>
      <text:p text:style-name="P84">BufferedImage fim: ending game image</text:p>
      <text:p text:style-name="P84">int introducao: couting for the introduction animation</text:p>
      <text:p text:style-name="P84">Player p: player</text:p>
      <text:p text:style-name="P84">plataforma chao: platform that occupies the position of the ground</text:p>
      <text:p text:style-name="P84">plataforma plat: platform of the game</text:p>
      <text:p text:style-name="P84">plataforma plat2: platform of the game</text:p>
      <text:p text:style-name="P84">plataforma plat3: platform of the game</text:p>
      <text:p text:style-name="P84">plataforma plat4: platform of the game</text:p>
      <text:p text:style-name="P84">plataforma plat5: platform of the game</text:p>
      <text:p text:style-name="P84">plataforma plat6: platform of the game</text:p>
      <text:p text:style-name="P84">plataforma plat7: platform of the game</text:p>
      <text:p text:style-name="P84"><text:soft-page-break/>plataforma plat8: platform of the game</text:p>
      <text:p text:style-name="P84">plataforma plat9: platform of the game</text:p>
      <text:p text:style-name="P84">plataforma plat10: platform of the game</text:p>
      <text:p text:style-name="P84">plataforma[] plats: array of platforms of the game</text:p>
      <text:p text:style-name="P84">Inimigo inimigo1: an enemy of the game</text:p>
      <text:p text:style-name="P84">Inimigo inimigo2: an enemy of the game </text:p>
      <text:p text:style-name="P84">Inimigo inimigo3: an enemy of the game </text:p>
      <text:p text:style-name="P84">Inimigo inimigo4: an enemy of the game</text:p>
      <text:p text:style-name="P84">Inimigo inimigo5: an enemy of the game </text:p>
      <text:p text:style-name="P84">Inimigo inimigo6: an enemy of the game</text:p>
      <text:p text:style-name="P84">Inimigo inimigo[]: enemies array</text:p>
      <text:p text:style-name="P84">Item item1: game item</text:p>
      <text:p text:style-name="P84">Item item2: game item</text:p>
      <text:p text:style-name="P84">Item item3: game item</text:p>
      <text:p text:style-name="P84">Item[] item: itens array</text:p>
      <text:p text:style-name="P84">boolean renderizaitem[] : array that lets you render items</text:p>
      <text:p text:style-name="P84">Audio audio: audio for the music</text:p>
      <text:p text:style-name="P84">int faseAtual: counting for the actual stage, positive maximum 4</text:p>
      <text:p text:style-name="P84">int faseAntiga: counting for the last stage , positive maximum 3</text:p>
      <text:p text:style-name="P84">BufferedImageLoader loader: to load the images</text:p>
      <text:p text:style-name="P84">int o: never used</text:p>
      <text:p text:style-name="P84"/>
      <text:p text:style-name="P84">M<text:span text:style-name="T73">e</text:span>t<text:span text:style-name="T73">h</text:span>ods:</text:p>
      <text:p text:style-name="P84"/>
      <text:p text:style-name="P84">// load the sound of the game</text:p>
      <text:p text:style-name="P84">- void somDeFundo();</text:p>
      <text:p text:style-name="P84"/>
      <text:p text:style-name="P84">//Initializes the game (Loads the images of the game, the enemies defines defines the platforms and instantiates the keyboard and mouse)</text:p>
      <text:p text:style-name="P84">- void init();</text:p>
      <text:p text:style-name="P84"/>
      <text:p text:style-name="P84">// starts the thread of the game</text:p>
      <text:p text:style-name="P84">- synchronized void start();</text:p>
      <text:p text:style-name="P84"/>
      <text:p text:style-name="P84">// stop the thread of the game</text:p>
      <text:p text:style-name="P84">- synchronized void stop();</text:p>
      <text:p text:style-name="P84"/>
      <text:p text:style-name="P84">// Do the infinite loop, where the game runs</text:p>
      <text:p text:style-name="P84">- void run();</text:p>
      <text:p text:style-name="P84"/>
      <text:p text:style-name="P84">long lastTime: last time since the update</text:p>
      <text:p text:style-name="P84">final double amountOfTickets: Maximum number of frames</text:p>
      <text:p text:style-name="P84">double ns: time between frames</text:p>
      <text:p text:style-name="P84">double delta: accumulated time between the last frame and the current time</text:p>
      <text:p text:style-name="P84">int updates: The counter of updates between one frame and another</text:p>
      <text:p text:style-name="P84">int frames: Counter of frames</text:p>
      <text:p text:style-name="P84">long timer: Current time</text:p>
      <text:p text:style-name="P84">long now: Current time in loop of the game</text:p>
      <text:p text:style-name="P84"/>
      <text:p text:style-name="P84"/>
      <text:p text:style-name="P84"/>
      <text:p text:style-name="P84">// Updates scenery, checks collisions in the game, updates position and amount of enemies, <text:soft-page-break/>upgrades position and number of platforms to suit each stage, and determines if the player went from stage.</text:p>
      <text:p text:style-name="P84"/>
      <text:p text:style-name="P84">void tick();</text:p>
      <text:p text:style-name="P84"/>
      <text:p text:style-name="P84">// Renders all graphics elements in the game</text:p>
      <text:p text:style-name="P84">- void render();</text:p>
      <text:p text:style-name="P84"/>
      <text:p text:style-name="P84">// Calculate and apply the player gravity</text:p>
      <text:p text:style-name="P84">- void aplicarGravidade(Player player);</text:p>
      <text:p text:style-name="P84"/>
      <text:p text:style-name="P84">// Checks collision between player and enemies</text:p>
      <text:p text:style-name="P84">- boolean colisao(Player a, Inimigo[] b);</text:p>
      <text:p text:style-name="P84"/>
      <text:p text:style-name="P84">// Checks collision between player and itens</text:p>
      <text:p text:style-name="P84">- boolean colisaoItem(Player a, Item[] b);</text:p>
      <text:p text:style-name="P84"/>
      <text:p text:style-name="P84">// Checks collision between the player shot and enemies</text:p>
      <text:p text:style-name="P84">- int colisaoTiro(Player a, Inimigo[] b);</text:p>
      <text:p text:style-name="P84"/>
      <text:p text:style-name="P84">// Checks collision between the player and the enemies shots</text:p>
      <text:p text:style-name="P84">boolean colisaoTiroPlayer(Player a, Inimigo[] b);</text:p>
      <text:p text:style-name="P84"/>
      <text:p text:style-name="P84">// Activates the corresponding actions when a certain key is pressed</text:p>
      <text:p text:style-name="P84">- void keyPressed(KeyEvent e);</text:p>
      <text:p text:style-name="P84"/>
      <text:p text:style-name="P84">// Disables the corresponding actions when a certain key is released</text:p>
      <text:p text:style-name="P84">- void keyReleased(KeyEvent e);</text:p>
      <text:p text:style-name="P84"/>
      <text:p text:style-name="P84">// Start of the game</text:p>
      <text:p text:style-name="P84">- void main(String[] args);</text:p>
      <text:p text:style-name="P84"/>
      <text:p text:style-name="P84">Game game: all the game</text:p>
      <text:p text:style-name="P84">JFrame frame: frame where the game appears</text:p>
      <text:p text:style-name="P84"/>
      <text:p text:style-name="P84">// Getters and Setters</text:p>
      <text:p text:style-name="P84">- BufferedImage getSpriteSheet();</text:p>
      <text:p text:style-name="P84">- BufferedImage getInimigoImage();</text:p>
      <text:p text:style-name="P84">- BufferedImage getInimigoImage2();</text:p>
      <text:p text:style-name="P84">- void setInimigoImage(BufferedImage inimigoImage);</text:p>
      <text:p text:style-name="P84">- float getVelocidade();</text:p>
      <text:p text:style-name="P84">- void setVelocidade(float velocidade);</text:p>
      <text:p text:style-name="P84">- BufferedImage getImageitem();</text:p>
      <text:p text:style-name="P84">- void setImageitem(BufferedImage imageitem);</text:p>
      <text:p text:style-name="P84">- BufferedImage getTiroImage();</text:p>
      <text:p text:style-name="P82"/>
      <text:p text:style-name="P39"/>
      <text:p text:style-name="P39"/>
      <text:p text:style-name="P39"/>
      <text:p text:style-name="P27"/>
      <text:p text:style-name="P26"/>
      <text:p text:style-name="P26"/>
      <text:p text:style-name="P26"><text:soft-page-break/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2T22:01:39.956632769</meta:creation-date>
    <meta:generator>LibreOffice/4.1.3.2$Linux_x86 LibreOffice_project/410m0$Build-2</meta:generator>
    <dc:date>2014-04-14T22:07:24.999776915</dc:date>
    <meta:editing-duration>PT3H46M26S</meta:editing-duration>
    <meta:editing-cycles>100</meta:editing-cycles>
    <meta:document-statistic meta:table-count="0" meta:image-count="0" meta:object-count="0" meta:page-count="11" meta:paragraph-count="372" meta:word-count="2091" meta:character-count="13126" meta:non-whitespace-character-count="11389"/>
  </office:meta>
</office:document-meta>
</file>